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4.6375in"/>
    </style:style>
    <style:style style:name="P1" style:family="paragraph" style:parent-style-name="Table_20_Contents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Cantarel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Table_20_Contents" style:list-style-name="L1">
      <style:text-properties fo:font-variant="normal" fo:text-transform="none" fo:color="#222222" style:font-name="Cantarell" fo:font-size="10pt" fo:letter-spacing="normal" fo:font-style="normal" fo:font-weight="normal" style:font-size-asian="10pt" style:font-size-complex="10pt"/>
    </style:style>
    <style:style style:name="P6" style:family="paragraph" style:parent-style-name="Table_20_Contents" style:list-style-name="L1">
      <style:text-properties fo:font-variant="normal" fo:text-transform="none" fo:color="#222222" style:font-name="Cantarell" fo:font-size="6pt" fo:letter-spacing="normal" fo:font-style="normal" fo:font-weight="normal" style:font-size-asian="5.25pt" style:font-size-complex="6pt"/>
    </style:style>
    <style:style style:name="T1" style:family="text">
      <style:text-properties style:font-name="Cantarell" fo:font-weight="bold" style:font-weight-asian="bold" style:font-weight-complex="bold"/>
    </style:style>
    <style:style style:name="T2" style:family="text">
      <style:text-properties style:font-name="Cantarell" fo:font-size="10pt" style:font-size-asian="10pt" style:font-size-complex="10pt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erif" fo:font-size="10pt" style:font-size-asian="10pt" style:font-size-complex="10pt"/>
    </style:style>
    <style:style style:name="T6" style:family="text">
      <style:text-properties fo:font-size="6pt" style:font-size-asian="5.25pt" style:font-size-complex="6pt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inutes of Meeting </text:p>
      <text:p text:style-name="P4"><text:span text:style-name="T1">GMRT</text:span><text:span text:style-name="T4"><text:tab/></text:span><text:tab/><text:tab/><text:tab/><text:tab/><text:span text:style-name="T1">Minutes of Meeting</text:span></text:p>
      <text:p text:style-name="P4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Meeting</text:p>
          </table:table-cell>
          <table:table-cell table:style-name="Table1.B1" office:value-type="string">
            <text:p text:style-name="P1">Meeting related to In House CMS development</text:p>
          </table:table-cell>
        </table:table-row>
        <table:table-row table:style-name="Table1.2">
          <table:table-cell table:style-name="Table1.A2" office:value-type="string">
            <text:p text:style-name="P2">Held on</text:p>
          </table:table-cell>
          <table:table-cell table:style-name="Table1.B2" office:value-type="string">
            <text:p text:style-name="P1">1<text:span text:style-name="T3">st</text:span> APRIL 2014 Time : 15.00 PM to 15.30 PM , GMRT conference room,NCRA board room </text:p>
          </table:table-cell>
        </table:table-row>
        <table:table-row>
          <table:table-cell table:style-name="Table1.A2" office:value-type="string">
            <text:p text:style-name="P2">Attendees</text:p>
          </table:table-cell>
          <table:table-cell table:style-name="Table1.B2" office:value-type="string">
            <text:p text:style-name="P1">NGK, SN,CPK,SNK, DBB,NMS &amp; RRU</text:p>
          </table:table-cell>
        </table:table-row>
        <table:table-row>
          <table:table-cell table:style-name="Table1.A4" office:value-type="string">
            <text:p text:style-name="P2">Agenda</text:p>
          </table:table-cell>
          <table:table-cell table:style-name="Table1.B2" office:value-type="string">
            <text:p text:style-name="P1">In House CMS development </text:p>
          </table:table-cell>
        </table:table-row>
        <table:table-row table:style-name="Table1.5">
          <table:table-cell table:style-name="Table1.A4" office:value-type="string">
            <text:p text:style-name="P2">Highlights</text:p>
            <text:p text:style-name="P2">and items</text:p>
            <text:p text:style-name="P2">discussed </text:p>
          </table:table-cell>
          <table:table-cell table:style-name="Table1.B2" office:value-type="string">
            <text:p text:style-name="Table_20_Contents"><text:span text:style-name="T5"><text:s text:c="7"/></text:span><text:span text:style-name="T2"><text:s text:c="3"/></text:span></text:p>
            <text:list xml:id="list10055839851" text:style-name="L1">
              <text:list-item>
                <text:p text:style-name="P5">CPK updated that Mr. Mangesh has installed two N/W switch in Telemetry Lab configured as Lab (192.168.8.X) and antenna (192.168.21.X) switch.</text:p>
                <text:p text:style-name="P5">- Received two Miltec PC from vendor.</text:p>
                <text:p text:style-name="P5">- total 70 MCM cards have been tested.</text:p>
                <text:p text:style-name="P6"/>
              </text:list-item>
              <text:list-item>
                <text:p text:style-name="P5">NMS updated that RF system has been successfully interfaced with New MCM card.</text:p>
                <text:p text:style-name="P5">Complete Online_V2 chain used to tested the control part of optical fiber unit.</text:p>
                <text:p text:style-name="P5">Spectrum analyzer was used to see the output. Both channel tested.</text:p>
                <text:p text:style-name="P5">- Bit pattern of RF system implemented inside MCM program.</text:p>
                <text:p text:style-name="P5">- Ping functionality is also implemented inside MCM card.</text:p>
                <text:p text:style-name="P6"/>
              </text:list-item>
              <text:list-item>
                <text:p text:style-name="P5">DBB updated that </text:p>
                <text:p text:style-name="P5">1) Interfaced Python Environment with Online_V2.</text:p>
                <text:p text:style-name="P5">2) Implemented two commands related to setting of attenuation of optical fiber</text:p>
                <text:p text:style-name="P5"><text:s text:c="5"/>system and digital mast of sentinel system.</text:p>
                <text:p text:style-name="P5">3) current version of astroPy doesn't support LST calculation. Will try Beta version of</text:p>
                <text:p text:style-name="P5"><text:s text:c="5"/>astroPy.</text:p>
                <text:p text:style-name="P6"/>
              </text:list-item>
              <text:list-item>
                <text:p text:style-name="P5">RRU updated that</text:p>
                <text:p text:style-name="P5">- Interfaced Python Environment with Online_V2 &amp; successfully tested by giving</text:p>
                <text:p text:style-name="P5"><text:s text:c="3"/>command to S04 MCM card configured as Fiber Optics system.</text:p>
                <text:p text:style-name="P5">- Multi antenna can be given commands from Python environment.</text:p>
                <text:p text:style-name="P5">- Shifted all N/W connection on new N/W switch in Lab. Connected PC104 card</text:p>
                <text:p text:style-name="P5"><text:s text:c="3"/>directly with Online_V2.PC104 card was on antenna switch by assigning IP</text:p>
                <text:p text:style-name="P5"><text:s text:c="3"/>192.168.21.100. It's working fine with Online_V2 without any problem.</text:p>
                <text:p text:style-name="P6"/>
              </text:list-item>
              <text:list-item>
                <text:p text:style-name="P5">Nayak ji updated that </text:p>
                <text:p text:style-name="P5">- Long term plan for testing Online_V2 with full antenna sub-system was asked in</text:p>
                <text:p text:style-name="P5"><text:s text:c="3"/>GSG meeting.</text:p>
                <text:p text:style-name="P6"/>
              </text:list-item>
              <text:list-item>
                <text:p text:style-name="P5">NGK updated about points related to Telemetry Lab discussed in GSG meeting</text:p>
                <text:p text:style-name="P5">- Extra MCM cards requirement cleared by YG. CPK can put indent for extra MCM</text:p>
                <text:p text:style-name="P5"><text:s text:c="3"/>cards.</text:p>
                <text:p text:style-name="P5">- FPS group is not interested in using MCM card for FPS system.</text:p>
                <text:p text:style-name="P5">- Summary of MCM card to be sent by CPK/NMS to FPS group.</text:p>
                <text:p text:style-name="P5">- In meeting it was agreed upon that our main focus will be Sentinel,OF &amp; servo</text:p>
                <text:p text:style-name="P5"><text:s text:c="3"/>system, Once we are through with these development &amp; testing we will start</text:p>
                <text:p text:style-name="P5"><text:s text:c="3"/>working on interfacing other system by writing some interface layer</text:p>
                <text:p text:style-name="P5"><text:s text:c="3"/>software, developing hardware.</text:p>
                <text:p text:style-name="P5">- NGK will be in GMRT on 4<text:span text:style-name="T3">th</text:span> April as well as on 10<text:span text:style-name="T3">th</text:span> &amp; 11<text:span text:style-name="T3">th</text:span> April.</text:p>
              </text:list-item>
            </text:list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4-04-01T17:05:38</dc:date>
    <dc:creator>teleset </dc:creator>
    <meta:editing-duration>P1DT13H41M1S</meta:editing-duration>
    <meta:editing-cycles>497</meta:editing-cycles>
    <meta:generator>LibreOffice/3.4$Linux LibreOffice_project/340m1$Build-602</meta:generator>
    <meta:document-statistic meta:table-count="1" meta:image-count="0" meta:object-count="0" meta:page-count="1" meta:paragraph-count="49" meta:word-count="418" meta:character-count="2336" meta:non-whitespace-character-count="1944"/>
  </office:meta>
</office:document-meta>
</file>